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a94" officeooo:paragraph-rsid="0009ca94"/>
    </style:style>
    <style:style style:name="P2" style:family="paragraph" style:parent-style-name="Standard">
      <style:paragraph-properties fo:text-align="start" style:justify-single-word="false"/>
      <style:text-properties officeooo:rsid="0009ca94" officeooo:paragraph-rsid="0009ca94"/>
    </style:style>
    <style:style style:name="P3" style:family="paragraph" style:parent-style-name="Standard">
      <style:paragraph-properties fo:text-align="start" style:justify-single-word="false"/>
      <style:text-properties officeooo:rsid="000b8dc5" officeooo:paragraph-rsid="000b8dc5"/>
    </style:style>
    <style:style style:name="P4" style:family="paragraph" style:parent-style-name="Standard">
      <style:paragraph-properties fo:text-align="start" style:justify-single-word="false"/>
      <style:text-properties officeooo:paragraph-rsid="0009ca94"/>
    </style:style>
    <style:style style:name="P5" style:family="paragraph" style:parent-style-name="Standard">
      <style:paragraph-properties fo:text-align="start" style:justify-single-word="false"/>
      <style:text-properties officeooo:paragraph-rsid="000b8dc5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ca94" officeooo:paragraph-rsid="0009ca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b8dc5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b8dc5"/>
    </style:style>
    <style:style style:name="T2" style:family="text">
      <style:text-properties officeooo:rsid="000f0ab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trutura De Dados </text:p>
      <text:p text:style-name="P1"/>
      <text:p text:style-name="P2"/>
      <text:p text:style-name="P2">Aluno: <text:span text:style-name="T2">Alessandro Felix Sousa <text:s/></text:span></text:p>
      <text:p text:style-name="P2"/>
      <text:p text:style-name="P2"/>
      <text:p text:style-name="P4">1: Oque é <text:span text:style-name="T1">QuickSort ? </text:span></text:p>
      <text:p text:style-name="P4"/>
      <text:p text:style-name="P6">QuickSort é um algoritmo de ordenação eficiente que utiliza a técnica de divisão e conquista. </text:p>
      <text:p text:style-name="P2"/>
      <text:p text:style-name="P3">2: Quais são suas principais caracteristicas ? </text:p>
      <text:p text:style-name="P3"/>
      <text:p text:style-name="P7"><text:span text:style-name="T1">Eficiência, </text:span>Recursão, Particionamento, Estabilidade</text:p>
      <text:p text:style-name="P3"/>
      <text:p text:style-name="P3">3: Qual a é a complexidade de tempo no melhor, médio e pior caso ? </text:p>
      <text:p text:style-name="P3"/>
      <text:p text:style-name="P3"><text:span text:style-name="Strong_20_Emphasis">Melhor caso</text:span>: Ocorre quando o pivô escolhido divide a lista em partes aproximadamente iguais em cada iteração.</text:p>
      <text:p text:style-name="P3"/>
      <text:p text:style-name="P5"><text:span text:style-name="Strong_20_Emphasis"><text:span text:style-name="T1">Caso médio</text:span></text:span><text:span text:style-name="T1">: Este é o desempenho esperado na maioria das situações, assumindo uma boa escolha do pivô.<text:line-break/><text:line-break/></text:span><text:span text:style-name="Strong_20_Emphasis">Pior caso</text:span>: Acontece quando o pivô escolhido é o menor ou maior elemento repetidamente, como em uma lista já ordenada (ou inversamente ordenada) se não houver uma boa estratégia de escolha de pivô.<text:line-break/></text:p>
      <text:p text:style-name="P3">4: Como o algoritmo funciona ? Explique o processo de escolha do pivô. </text:p>
      <text:p text:style-name="P3"/>
      <text:p text:style-name="Text_20_body"><text:span text:style-name="Strong_20_Emphasis">Escolha do Pivô</text:span>:</text:p>
      <text:list xml:id="list3769601599" text:style-name="L1">
        <text:list-item>
          <text:p text:style-name="P9">O primeiro passo é escolher um elemento da lista como o pivô.</text:p>
          <text:p text:style-name="P9"/>
          <text:list>
            <text:list-item>
              <text:p text:style-name="P9"><text:span text:style-name="Strong_20_Emphasis">Primeiro elemento</text:span>: Simples, mas pode ser ineficiente em listas já ordenadas.</text:p>
            </text:list-item>
            <text:list-item>
              <text:p text:style-name="P9"><text:span text:style-name="Strong_20_Emphasis">Último elemento</text:span>: Também simples, mas sujeito aos mesmos problemas.</text:p>
            </text:list-item>
            <text:list-item>
              <text:p text:style-name="P9"><text:span text:style-name="Strong_20_Emphasis">Elemento do meio</text:span>: Melhor para listas aleatórias.</text:p>
            </text:list-item>
            <text:list-item>
              <text:p text:style-name="P9"><text:span text:style-name="Strong_20_Emphasis">Pivô aleatório</text:span>: Escolher aleatoriamente um elemento, o que pode melhorar o desempenho em casos desfavoráveis.</text:p>
            </text:list-item>
            <text:list-item>
              <text:p text:style-name="P8"><text:span text:style-name="Strong_20_Emphasis">Mediana de três</text:span>: Comparar o primeiro, o último e o elemento do meio, e escolher a mediana entre eles, ajudando a evitar extremo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6:44:04.173724544</meta:creation-date>
    <dc:date>2024-10-28T20:59:14.675484947</dc:date>
    <meta:editing-duration>PT3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22" meta:character-count="1336" meta:non-whitespace-character-count="1128"/>
  </office:meta>
</office:document-meta>
</file>